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834000006A28122F914.svm" manifest:media-type=""/>
  <manifest:file-entry manifest:full-path="Pictures/2000000100000834000006A2E2AFFBB5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latex§\begin{table}&#10;\begin{tabular}{c|c|c|}&#10;\cline{2-3}&#10;00 &amp;00&amp;10 \\&#10;\cline{2-3}&#10;01 &amp;&amp;01 \\&#10;\cline{2-3}&#10;11 &amp;&amp;01 \\&#10;\cline{2-3}&#10;10 &amp;&amp;11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4§latex§\begin{table}&#10;\begin{tabular}{c|c|c|}&#10;\cline{2-3}&#10;00 &amp;00&amp;10 \\&#10;\cline{2-3}&#10;01 &amp;&amp;01 \\&#10;\cline{2-3}&#10;11 &amp;&amp;11 \\&#10;\cline{2-3}&#10;10 &amp;&amp;11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25cm" svg:height="0.469cm" svg:x="2.227cm" svg:y="0.3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21cm" svg:height="0.469cm" svg:x="1.727cm" svg:y="0.6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13cm" svg:height="0.469cm" svg:x="2.74cm" svg:y="0.6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035cm" svg:height="0.529cm" svg:x="0.267cm" svg:y="0.7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2.31cm" svg:height="0.911cm" svg:x="1.198cm" svg:y="3.599cm">
          <draw:text-box>
            <text:p><text:span text:style-name="T1">تبادلہ حالات</text:span></text:p>
          </draw:text-box>
        </draw:frame>
        <draw:frame draw:style-name="gr1" draw:layer="layout" svg:width="3.301cm" svg:height="0.469cm" svg:x="0.497cm" svg:y="4.3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2.939cm" svg:height="2.376cm" svg:x="0.546cm" svg:y="1.157cm">
          <draw:image xlink:href="Pictures/2000000100000834000006A28122F914.svm" xlink:type="simple" xlink:show="embed" xlink:actuate="onLoad">
            <text:p/>
          </draw:image>
        </draw:frame>
        <draw:custom-shape draw:style-name="gr4" draw:text-style-name="P2" draw:layer="layout" svg:width="0.834cm" svg:height="0.481cm" svg:x="1.426cm" svg:y="1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34cm" svg:height="0.481cm" svg:x="2.516cm" svg:y="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.035cm" svg:height="0.529cm" svg:x="4.341cm" svg:y="0.7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425cm" svg:height="0.469cm" svg:x="6.3cm" svg:y="0.3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421cm" svg:height="0.469cm" svg:x="5.8cm" svg:y="0.6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413cm" svg:height="0.469cm" svg:x="6.813cm" svg:y="0.6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2" draw:layer="layout" svg:width="2.939cm" svg:height="2.376cm" svg:x="4.684cm" svg:y="1.141cm">
          <draw:image xlink:href="Pictures/2000000100000834000006A2E2AFFBB5.svm" xlink:type="simple" xlink:show="embed" xlink:actuate="onLoad">
            <text:p/>
          </draw:image>
        </draw:frame>
        <draw:custom-shape draw:style-name="gr4" draw:text-style-name="P2" draw:layer="layout" svg:width="0.834cm" svg:height="0.481cm" svg:x="5.579cm" svg:y="1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34cm" svg:height="0.481cm" svg:x="6.67cm" svg:y="2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34cm" svg:height="0.481cm" svg:x="6.638cm" svg:y="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31cm" svg:height="0.911cm" svg:x="5.255cm" svg:y="3.616cm">
          <draw:text-box>
            <text:p><text:span text:style-name="T1">تبادلہ حالات</text:span></text:p>
          </draw:text-box>
        </draw:frame>
        <draw:frame draw:style-name="gr1" draw:layer="layout" svg:width="2.413cm" svg:height="0.469cm" svg:x="5.261cm" svg:y="4.29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draw:layer="layout" svg:width="1.078cm" svg:height="0.911cm" svg:x="1.876cm" svg:y="4.939cm">
          <draw:text-box>
            <text:p><text:span text:style-name="T2">الف</text:span></text:p>
          </draw:text-box>
        </draw:frame>
        <draw:frame draw:style-name="gr2" draw:text-style-name="P3" draw:layer="layout" svg:width="0.714cm" svg:height="0.911cm" svg:x="6.172cm" svg:y="4.86cm">
          <draw:text-box>
            <text:p><text:span text:style-name="T2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2T09:55:25</dc:date>
    <dc:creator>kkk </dc:creator>
    <meta:generator>LibreOffice/3.3$Linux LibreOffice_project/330m19$Build-401</meta:generator>
    <meta:editing-duration>PT14H20M11S</meta:editing-duration>
    <meta:editing-cycles>61</meta:editing-cycles>
    <meta:document-statistic meta:object-count="21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10/content.xml><?xml version="1.0" encoding="utf-8"?>
<math xmlns="http://www.w3.org/1998/Math/MathML">
  <semantics>
    <mtable>
      <mtr>
        <mtd>
          <mrow>
            <mn>00</mn>
            <mo stretchy="false">→</mo>
            <mn>10</mn>
            <mo stretchy="false">→</mo>
            <mn>11</mn>
          </mrow>
        </mtd>
      </mtr>
    </mtable>
    <annotation encoding="StarMath 5.0">stack{
alignl 00 rightarrow 10 rightarrow 11
}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row>
      <msub>
        <mi>y</mi>
        <mn>1</mn>
      </msub>
      <msub>
        <mi>y</mi>
        <mn>0</mn>
      </msub>
    </mrow>
    <annotation encoding="StarMath 5.0">y_1 y_0</annotation>
  </semantics>
</math>
</file>

<file path=Object 5/content.xml><?xml version="1.0" encoding="utf-8"?>
<math xmlns="http://www.w3.org/1998/Math/MathML">
  <semantics>
    <mtable>
      <mtr>
        <mtd>
          <mrow>
            <mn>00</mn>
            <mo stretchy="false">→</mo>
            <mn>10</mn>
            <mo stretchy="false">→</mo>
            <mn>11</mn>
            <mo stretchy="false">→</mo>
            <mn>01</mn>
          </mrow>
        </mtd>
      </mtr>
    </mtable>
    <annotation encoding="StarMath 5.0">stack{
alignl 00 rightarrow 10 rightarrow 11 rightarrow 01
}</annotation>
  </semantics>
</math>
</file>

<file path=Object 6/content.xml><?xml version="1.0" encoding="utf-8"?>
<math xmlns="http://www.w3.org/1998/Math/MathML">
  <semantics>
    <mrow>
      <msub>
        <mi>y</mi>
        <mn>1</mn>
      </msub>
      <msub>
        <mi>y</mi>
        <mn>0</mn>
      </msub>
    </mrow>
    <annotation encoding="StarMath 5.0">y_1 y_0</annotation>
  </semantics>
</math>
</file>

<file path=Object 7/content.xml><?xml version="1.0" encoding="utf-8"?>
<math xmlns="http://www.w3.org/1998/Math/MathML">
  <semantics>
    <mi>x</mi>
    <annotation encoding="StarMath 5.0">x</annotation>
  </semantics>
</math>
</file>

<file path=Object 8/content.xml><?xml version="1.0" encoding="utf-8"?>
<math xmlns="http://www.w3.org/1998/Math/MathML">
  <semantics>
    <mn>0</mn>
    <annotation encoding="StarMath 5.0">0</annotation>
  </semantics>
</math>
</file>

<file path=Object 9/content.xml><?xml version="1.0" encoding="utf-8"?>
<math xmlns="http://www.w3.org/1998/Math/MathML">
  <semantics>
    <mn>1</mn>
    <annotation encoding="StarMath 5.0">1</annotation>
  </semantics>
</math>
</file>